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essageChannel.setBean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nelInterceptorChain.applyPreReceive( MessageChannel chann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hannelInterceptorChain.applyPostReceive( Message &lt; ? &gt; message , MessageChannel chann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MessageChannel.setInterceptors( List &lt; ChannelInterceptor &gt; intercep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nnelInterceptorChain.applyPreSend( Message &lt; ? &gt; message , MessageChannel channe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MessageChannel.removeInterceptor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Channel.addInterceptor( ChannelInterceptor interce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essageChannel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nelInterceptorChain.triggerAfterReceiveCompletion( @ Nullable Message &lt; ? &gt; message , MessageChannel channel , @ Nullable Exception 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MessageChannel.getInterce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Channel.send( Message &lt; ? &gt; message , long timeou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hannelInterceptorChain.applyPostSend( Message &lt; ? &gt; message , MessageChannel channel , boolean s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MessageChannel.addInterceptor( int index , ChannelInterceptor interce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essageChannel.removeInterceptor( ChannelInterceptor interce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Channel.send(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bstractMessageChannel.get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Channel.setLogger( Log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Channel.AbstractMessage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Channe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nelInterceptorChain.triggerAfterSendCompletion( Message &lt; ? &gt; message , MessageChannel channel , boolean sent , @ Nullable 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